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" svg:font-family="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3b3c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dc4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276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0ca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28d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b4b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24b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d2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fc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93e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de5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2ba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4b1a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8c5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354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ecff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70b9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2d1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7051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ebace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f76e9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fbbdc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b4b32d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ec314c" officeooo:paragraph-rsid="2aec314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ffcd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eb41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663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b81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2d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76fc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93eb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8e22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9d301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2a6f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3d99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c3bb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b23c4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beb1b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0185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6470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d06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f3846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fd2d8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30d1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b0d3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cf00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eadd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119c3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216e0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3806a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459a8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58346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61fd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6677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66fb9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6e786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6f83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8623b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887d3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96995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a0001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baba0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c0c90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c46d3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cc134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7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solid" style:text-underline-width="auto" style:text-underline-color="font-color" officeooo:rsid="2a54d6c6"/>
    </style:style>
    <style:style style:name="T7" style:family="text">
      <style:text-properties style:text-underline-styl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1faa405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style:font-name="標楷體1" fo:font-style="normal" fo:text-shadow="none" officeooo:rsid="2a43213f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style:font-name="標楷體1" fo:font-style="normal" fo:text-shadow="none" officeooo:rsid="41cac6e2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style:font-name="標楷體1" fo:font-style="normal" fo:text-shadow="none" officeooo:rsid="3b283ca3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style:font-name="標楷體1" fo:font-style="normal" fo:text-shadow="none" officeooo:rsid="2aafec86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style:font-name="標楷體1" fo:font-style="normal" fo:text-shadow="none" officeooo:rsid="2b7694b3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style:font-name="標楷體1" fo:font-style="normal" fo:text-shadow="none" officeooo:rsid="2bb65074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style:font-name="標楷體1" fo:font-style="normal" fo:text-shadow="none" officeooo:rsid="43aa4115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style:font-name="標楷體1" fo:font-style="normal" fo:text-shadow="none" officeooo:rsid="2a9518be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style:font-name="標楷體1" fo:font-style="normal" fo:text-shadow="none" officeooo:rsid="2e2d83da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style:font-name="標楷體1" fo:font-style="normal" fo:text-shadow="none" officeooo:rsid="2cd378be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7cb7444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fo:font-style="normal" fo:text-shadow="none" style:text-underline-style="none" officeooo:rsid="42cf03bc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fo:font-style="normal" fo:text-shadow="none" style:text-underline-style="none" officeooo:rsid="2f7a955a" style:font-style-asian="normal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normal" fo:text-shadow="none" style:text-underline-style="none" officeooo:rsid="444c9fb8" style:font-style-asian="normal" style:text-emphasize="none"/>
    </style:style>
    <style:style style:name="T49" style:family="text">
      <style:text-properties style:text-outline="false" style:text-line-through-style="none" style:text-line-through-type="none" style:text-position="0% 100%" fo:font-style="normal" fo:text-shadow="none" style:text-underline-style="none" officeooo:rsid="18b3759d" style:font-style-asian="normal" style:text-emphasize="none"/>
    </style:style>
    <style:style style:name="T50" style:family="text">
      <style:text-properties style:text-outline="false" style:text-line-through-style="none" style:text-line-through-type="none" style:text-position="0% 100%" fo:font-style="normal" fo:text-shadow="none" style:text-underline-style="none" officeooo:rsid="3fa4dedd" style:font-style-asian="normal" style:text-emphasize="none"/>
    </style:style>
    <style:style style:name="T51" style:family="text">
      <style:text-properties style:text-outline="false" style:text-line-through-style="none" style:text-line-through-type="none" style:text-position="0% 100%" fo:font-style="normal" fo:text-shadow="none" style:text-underline-style="none" officeooo:rsid="362b5268" style:font-style-asian="normal" style:text-emphasize="none"/>
    </style:style>
    <style:style style:name="T52" style:family="text">
      <style:text-properties style:text-outline="false" style:text-line-through-style="none" style:text-line-through-type="none" style:text-position="0% 100%" fo:font-style="normal" fo:text-shadow="none" style:font-style-asian="normal" style:text-emphasize="none"/>
    </style:style>
    <style:style style:name="T53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54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55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56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57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58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59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60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61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62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63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64" style:family="text">
      <style:text-properties style:text-outline="false" style:text-line-through-style="none" style:text-line-through-type="none" style:text-position="0% 100%" fo:font-style="normal" fo:text-shadow="none" officeooo:rsid="2acca8ab" style:font-style-asian="normal" style:text-emphasize="none"/>
    </style:style>
    <style:style style:name="T65" style:family="text">
      <style:text-properties style:text-outline="false" style:text-line-through-style="none" style:text-line-through-type="none" style:text-position="0% 100%" fo:font-style="normal" fo:text-shadow="none" officeooo:rsid="2ae34198" style:font-style-asian="normal" style:text-emphasize="none"/>
    </style:style>
    <style:style style:name="T66" style:family="text">
      <style:text-properties style:text-outline="false" style:text-line-through-style="none" style:text-line-through-type="none" style:text-position="0% 100%" fo:font-style="normal" fo:text-shadow="none" officeooo:rsid="3b283ca3" style:font-style-asian="normal" style:text-emphasize="none"/>
    </style:style>
    <style:style style:name="T67" style:family="text">
      <style:text-properties style:text-outline="false" style:text-line-through-style="none" style:text-line-through-type="none" style:text-position="0% 100%" fo:font-style="normal" fo:text-shadow="none" officeooo:rsid="254b39c8" style:font-style-asian="normal" style:text-emphasize="none"/>
    </style:style>
    <style:style style:name="T68" style:family="text">
      <style:text-properties style:text-outline="false" style:text-line-through-style="none" style:text-line-through-type="none" style:text-position="0% 100%" fo:font-style="normal" fo:text-shadow="none" officeooo:rsid="424f05df" style:font-style-asian="normal" style:text-emphasize="none"/>
    </style:style>
    <style:style style:name="T69" style:family="text">
      <style:text-properties style:text-outline="false" style:text-line-through-style="none" style:text-line-through-type="none" style:text-position="0% 100%" fo:font-style="normal" fo:text-shadow="none" officeooo:rsid="3afd9d17" style:font-style-asian="normal" style:text-emphasize="none"/>
    </style:style>
    <style:style style:name="T70" style:family="text">
      <style:text-properties style:text-outline="false" style:text-line-through-style="none" style:text-line-through-type="none" style:text-position="0% 100%" fo:font-style="normal" fo:text-shadow="none" officeooo:rsid="4385b2e9" style:font-style-asian="normal" style:text-emphasize="none"/>
    </style:style>
    <style:style style:name="T71" style:family="text">
      <style:text-properties style:text-outline="false" style:text-line-through-style="none" style:text-line-through-type="none" style:text-position="0% 100%" fo:font-style="normal" fo:text-shadow="none" officeooo:rsid="42cf03bc" style:font-style-asian="normal" style:text-emphasize="none"/>
    </style:style>
    <style:style style:name="T72" style:family="text">
      <style:text-properties style:text-outline="false" style:text-line-through-style="none" style:text-line-through-type="none" style:text-position="0% 100%" fo:font-style="normal" fo:text-shadow="none" officeooo:rsid="443dbd2b" style:font-style-asian="normal" style:text-emphasize="none"/>
    </style:style>
    <style:style style:name="T73" style:family="text">
      <style:text-properties style:text-outline="false" style:text-line-through-style="none" style:text-line-through-type="none" style:text-position="0% 100%" fo:font-style="normal" fo:text-shadow="none" officeooo:rsid="4464623a" style:font-style-asian="normal" style:text-emphasize="none"/>
    </style:style>
    <style:style style:name="T74" style:family="text">
      <style:text-properties style:text-outline="false" style:text-line-through-style="none" style:text-line-through-type="none" style:text-position="0% 100%" fo:font-style="normal" fo:text-shadow="none" officeooo:rsid="448ba16e" style:font-style-asian="normal" style:text-emphasize="none"/>
    </style:style>
    <style:style style:name="T75" style:family="text">
      <style:text-properties style:text-outline="false" style:text-line-through-style="none" style:text-line-through-type="none" style:text-position="0% 100%" fo:font-style="normal" fo:text-shadow="none" officeooo:rsid="1e28fd16" style:font-style-asian="normal" style:text-emphasize="none"/>
    </style:style>
    <style:style style:name="T76" style:family="text">
      <style:text-properties style:text-outline="false" style:text-line-through-style="none" style:text-line-through-type="none" style:text-position="0% 100%" fo:font-style="normal" fo:text-shadow="none" officeooo:rsid="36f0a7c4" style:font-style-asian="normal" style:text-emphasize="none"/>
    </style:style>
    <style:style style:name="T77" style:family="text">
      <style:text-properties style:text-outline="false" style:text-line-through-style="none" style:text-line-through-type="none" style:text-position="0% 100%" fo:font-style="normal" fo:text-shadow="none" officeooo:rsid="362b5268" style:font-style-asian="normal" style:text-emphasize="none"/>
    </style:style>
    <style:style style:name="T78" style:family="text">
      <style:text-properties style:text-outline="false" style:text-line-through-style="none" style:text-line-through-type="none" style:text-position="0% 100%" fo:font-style="normal" fo:text-shadow="none" officeooo:rsid="45184302" style:font-style-asian="normal" style:text-emphasize="none"/>
    </style:style>
    <style:style style:name="T79" style:family="text">
      <style:text-properties style:text-outline="false" style:text-line-through-style="none" style:text-line-through-type="none" style:text-position="0% 100%" fo:font-style="normal" fo:text-shadow="none" officeooo:rsid="456a0b29" style:font-style-asian="normal" style:text-emphasize="none"/>
    </style:style>
    <style:style style:name="T80" style:family="text">
      <style:text-properties style:text-outline="false" style:text-line-through-style="none" style:text-line-through-type="none" style:text-position="0% 100%" fo:font-style="normal" fo:text-shadow="none" officeooo:rsid="461d39ec" style:font-style-asian="normal" style:text-emphasize="none"/>
    </style:style>
    <style:style style:name="T81" style:family="text">
      <style:text-properties style:text-outline="false" style:text-line-through-style="none" style:text-line-through-type="none" style:text-position="0% 100%" fo:font-style="normal" fo:text-shadow="none" officeooo:rsid="464ec22e" style:font-style-asian="normal" style:text-emphasize="none"/>
    </style:style>
    <style:style style:name="T82" style:family="text">
      <style:text-properties style:text-outline="false" style:text-line-through-style="none" style:text-line-through-type="none" style:text-position="0% 100%" fo:font-style="normal" fo:text-shadow="none" officeooo:rsid="4658a454" style:font-style-asian="normal" style:text-emphasize="none"/>
    </style:style>
    <style:style style:name="T83" style:family="text">
      <style:text-properties style:text-outline="false" style:text-line-through-style="none" style:text-line-through-type="none" style:text-position="0% 100%" fo:font-style="normal" fo:text-shadow="none" officeooo:rsid="4700735c" style:font-style-asian="normal" style:text-emphasize="none"/>
    </style:style>
    <style:style style:name="T84" style:family="text">
      <style:text-properties style:text-outline="false" style:text-line-through-style="none" style:text-line-through-type="none" style:text-position="0% 100%" fo:font-style="normal" fo:text-shadow="none" officeooo:rsid="40b326dd" style:font-style-asian="normal" style:text-emphasize="none"/>
    </style:style>
    <style:style style:name="T85" style:family="text">
      <style:text-properties style:text-outline="false" style:text-line-through-style="none" style:text-line-through-type="none" style:text-position="0% 100%" fo:font-style="normal" fo:text-shadow="none" officeooo:rsid="451ec8a6" style:font-style-asian="normal" style:text-emphasize="none"/>
    </style:style>
    <style:style style:name="T86" style:family="text">
      <style:text-properties style:text-outline="false" style:text-line-through-style="none" style:text-line-through-type="none" style:text-position="0% 100%" fo:font-style="normal" fo:text-shadow="none" officeooo:rsid="496f7bbc" style:font-style-asian="normal" style:text-emphasize="none"/>
    </style:style>
    <style:style style:name="T87" style:family="text">
      <style:text-properties style:text-outline="false" style:text-line-through-style="none" style:text-line-through-type="none" style:text-position="0% 100%" fo:font-style="normal" fo:text-shadow="none" officeooo:rsid="2b3f93b2" style:font-style-asian="normal" style:text-emphasize="none"/>
    </style:style>
    <style:style style:name="T88" style:family="text">
      <style:text-properties style:text-outline="false" style:text-line-through-style="none" style:text-line-through-type="none" style:text-position="0% 100%" fo:font-style="normal" fo:text-shadow="none" officeooo:rsid="4aada004" style:font-style-asian="normal" style:text-emphasize="none"/>
    </style:style>
    <style:style style:name="T89" style:family="text">
      <style:text-properties style:text-outline="false" style:text-line-through-style="none" style:text-line-through-type="none" style:text-position="0% 100%" fo:font-style="normal" fo:text-shadow="none" officeooo:rsid="4b4ad8aa" style:font-style-asian="normal" style:text-emphasize="none"/>
    </style:style>
    <style:style style:name="T90" style:family="text">
      <style:text-properties style:text-outline="false" style:text-line-through-style="none" style:text-line-through-type="none" style:text-position="0% 100%" fo:font-style="normal" fo:text-shadow="none" officeooo:rsid="4b536d71" style:font-style-asian="normal" style:text-emphasize="none"/>
    </style:style>
    <style:style style:name="T91" style:family="text">
      <style:text-properties style:text-outline="false" style:text-line-through-style="none" style:text-line-through-type="none" style:text-position="0% 100%" fo:font-style="normal" fo:text-shadow="none" officeooo:rsid="2b689116" style:font-style-asian="normal" style:text-emphasize="none"/>
    </style:style>
    <style:style style:name="T92" style:family="text">
      <style:text-properties style:text-outline="false" style:text-line-through-style="none" style:text-line-through-type="none" style:text-position="0% 100%" fo:font-style="normal" fo:text-shadow="none" officeooo:rsid="49032c72" style:font-style-asian="normal" style:text-emphasize="none"/>
    </style:style>
    <style:style style:name="T93" style:family="text">
      <style:text-properties style:text-outline="false" style:text-line-through-style="none" style:text-line-through-type="none" style:text-position="0% 100%" fo:font-style="normal" fo:text-shadow="none" officeooo:rsid="4489482f" style:font-style-asian="normal" style:text-emphasize="none"/>
    </style:style>
    <style:style style:name="T94" style:family="text">
      <style:text-properties style:text-outline="false" style:text-line-through-style="none" style:text-line-through-type="none" style:text-position="0% 100%" fo:font-style="normal" fo:text-shadow="none" officeooo:rsid="4e8057a1" style:font-style-asian="normal" style:text-emphasize="none"/>
    </style:style>
    <style:style style:name="T95" style:family="text">
      <style:text-properties style:text-outline="false" style:text-line-through-style="none" style:text-line-through-type="none" style:text-position="0% 100%" fo:font-style="normal" fo:text-shadow="none" officeooo:rsid="44b371eb" style:font-style-asian="normal" style:text-emphasize="none"/>
    </style:style>
    <style:style style:name="T96" style:family="text">
      <style:text-properties style:text-outline="false" style:text-line-through-style="none" style:text-line-through-type="none" style:text-position="0% 100%" fo:font-style="normal" fo:text-shadow="none" officeooo:rsid="4f1c8879" style:font-style-asian="normal" style:text-emphasize="none"/>
    </style:style>
    <style:style style:name="T97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font-style-complex="normal" style:text-emphasize="none"/>
    </style:style>
    <style:style style:name="T9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9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0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10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10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4f05df" style:font-style-asian="normal" style:text-emphasize="none"/>
    </style:style>
    <style:style style:name="T10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385b2e9" style:font-style-asian="normal" style:text-emphasize="none"/>
    </style:style>
    <style:style style:name="T10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8ba16e" style:font-style-asian="normal" style:text-emphasize="none"/>
    </style:style>
    <style:style style:name="T10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64623a" style:font-style-asian="normal" style:text-emphasize="none"/>
    </style:style>
    <style:style style:name="T10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62b5268" style:font-style-asian="normal" style:text-emphasize="none"/>
    </style:style>
    <style:style style:name="T10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1cac6e2" style:font-style-asian="normal" style:text-emphasize="none"/>
    </style:style>
    <style:style style:name="T10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0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fa4dedd" style:font-style-asian="normal" style:text-emphasize="none"/>
    </style:style>
    <style:style style:name="T11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b4ad8aa" style:font-style-asian="normal" style:text-emphasize="none"/>
    </style:style>
    <style:style style:name="T11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62b5268" style:font-style-asian="normal" style:font-style-complex="normal" style:text-emphasize="none"/>
    </style:style>
    <style:style style:name="T112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113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114" style:family="text">
      <style:text-properties style:text-outline="false" style:text-line-through-style="none" style:text-line-through-type="none" style:text-position="0% 100%" style:font-name="標楷體1" fo:font-style="normal" fo:text-shadow="none" officeooo:rsid="448ba16e" style:font-style-asian="normal" style:text-emphasize="none"/>
    </style:style>
    <style:style style:name="T115" style:family="text">
      <style:text-properties style:text-outline="false" style:text-line-through-style="none" style:text-line-through-type="none" style:text-position="0% 100%" style:font-name="標楷體1" fo:font-style="normal" fo:text-shadow="none" officeooo:rsid="4520c599" style:font-style-asian="normal" style:text-emphasize="none"/>
    </style:style>
    <style:style style:name="T116" style:family="text">
      <style:text-properties style:text-outline="false" style:text-line-through-style="none" style:text-line-through-type="none" style:text-position="0% 100%" style:font-name="標楷體1" fo:font-style="normal" fo:text-shadow="none" officeooo:rsid="496f7bbc" style:font-style-asian="normal" style:text-emphasize="none"/>
    </style:style>
    <style:style style:name="T117" style:family="text">
      <style:text-properties style:text-outline="false" style:text-line-through-style="none" style:text-line-through-type="none" style:text-position="0% 100%" style:font-name="標楷體1" fo:font-style="normal" fo:text-shadow="none" officeooo:rsid="4aada004" style:font-style-asian="normal" style:text-emphasize="none"/>
    </style:style>
    <style:style style:name="T118" style:family="text">
      <style:text-properties style:text-outline="false" style:text-line-through-style="none" style:text-line-through-type="none" style:text-position="0% 100%" style:font-name="標楷體1" fo:font-style="normal" fo:text-shadow="none" officeooo:rsid="4b2482fd" style:font-style-asian="normal" style:text-emphasize="none"/>
    </style:style>
    <style:style style:name="T119" style:family="text">
      <style:text-properties style:text-outline="false" style:text-line-through-style="none" style:text-line-through-type="none" style:text-position="0% 100%" style:font-name="標楷體1" fo:font-style="normal" fo:text-shadow="none" officeooo:rsid="4b5164f2" style:font-style-asian="normal" style:text-emphasize="none"/>
    </style:style>
    <style:style style:name="T12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c0d4ac" style:font-style-asian="normal" style:text-emphasize="none"/>
    </style:style>
    <style:style style:name="T12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5c7223d" style:font-name-asian="標楷體1" style:font-style-asian="normal" style:text-emphasize="none"/>
    </style:style>
    <style:style style:name="T12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1b7b53" style:font-name-asian="標楷體1" style:font-style-asian="normal" style:text-emphasize="none"/>
    </style:style>
    <style:style style:name="T12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0de3e7" style:font-name-asian="標楷體1" style:font-style-asian="normal" style:text-emphasize="none"/>
    </style:style>
    <style:style style:name="T124" style:family="text">
      <style:text-properties style:text-outline="false" style:text-line-through-style="none" style:text-line-through-type="none" style:text-position="0% 100%" style:font-name="標楷體1" fo:font-style="normal" fo:text-shadow="none" officeooo:rsid="451ec8a6" style:font-name-asian="標楷體1" style:font-style-asian="normal" style:text-emphasize="none"/>
    </style:style>
    <style:style style:name="T125" style:family="text">
      <style:text-properties style:text-outline="false" style:text-line-through-style="none" style:text-line-through-type="none" style:text-position="0% 100%" style:font-name="標楷體1" fo:font-style="normal" fo:text-shadow="none" officeooo:rsid="40b326dd" style:font-name-asian="標楷體1" style:font-style-asian="normal" style:text-emphasize="none"/>
    </style:style>
    <style:style style:name="T126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name-asian="標楷體1" style:font-style-asian="normal" style:text-emphasize="none"/>
    </style:style>
    <style:style style:name="T127" style:family="text">
      <style:text-properties style:text-outline="false" style:text-line-through-style="none" style:text-line-through-type="none" style:text-position="0% 100%" style:font-name="標楷體1" fo:font-style="normal" fo:text-shadow="none" officeooo:rsid="4b536d71" style:font-name-asian="標楷體1" style:font-style-asian="normal" style:text-emphasize="none"/>
    </style:style>
    <style:style style:name="T128" style:family="text">
      <style:text-properties style:text-outline="false" style:text-line-through-style="none" style:text-line-through-type="none" style:text-position="0% 100%" style:font-name="標楷體1" fo:font-style="normal" fo:text-shadow="none" officeooo:rsid="2b689116" style:font-name-asian="標楷體1" style:font-style-asian="normal" style:text-emphasize="none"/>
    </style:style>
    <style:style style:name="T129" style:family="text">
      <style:text-properties style:text-outline="false" style:text-line-through-style="none" style:text-line-through-type="none" style:text-position="0% 100%" style:font-name="標楷體1" fo:font-style="normal" fo:text-shadow="none" officeooo:rsid="4489482f" style:font-name-asian="標楷體1" style:font-style-asian="normal" style:text-emphasize="none"/>
    </style:style>
    <style:style style:name="T130" style:family="text">
      <style:text-properties style:font-name="標楷體1"/>
    </style:style>
    <style:style style:name="T131" style:family="text">
      <style:text-properties style:font-name="標楷體1" style:font-name-asian="標楷體1"/>
    </style:style>
    <style:style style:name="T132" style:family="text">
      <style:text-properties style:font-name="標楷體1" officeooo:rsid="0a6d63ec" style:font-name-asian="標楷體1"/>
    </style:style>
    <style:style style:name="T133" style:family="text">
      <style:text-properties style:font-name="標楷體1" style:text-underline-style="solid" style:text-underline-width="auto" style:text-underline-color="font-color"/>
    </style:style>
    <style:style style:name="T134" style:family="text">
      <style:text-properties style:font-name="標楷體1" style:text-underline-style="solid" style:text-underline-width="auto" style:text-underline-color="font-color" officeooo:rsid="2a54d6c6"/>
    </style:style>
    <style:style style:name="T135" style:family="text">
      <style:text-properties style:font-name="標楷體1" style:text-underline-style="solid" style:text-underline-width="auto" style:text-underline-color="font-color" officeooo:rsid="2ab2d7e2"/>
    </style:style>
    <style:style style:name="T136" style:family="text">
      <style:text-properties style:font-name="標楷體1" style:text-underline-style="solid" style:text-underline-width="auto" style:text-underline-color="font-color" officeooo:rsid="2b8623b6"/>
    </style:style>
    <style:style style:name="T137" style:family="text">
      <style:text-properties style:font-name="標楷體1" officeooo:rsid="3449857d"/>
    </style:style>
    <style:style style:name="T138" style:family="text">
      <style:text-properties style:font-name="標楷體1" officeooo:rsid="2968fd3e"/>
    </style:style>
    <style:style style:name="T139" style:family="text">
      <style:text-properties style:font-name="標楷體1" officeooo:rsid="2a524b7f"/>
    </style:style>
    <style:style style:name="T140" style:family="text">
      <style:text-properties style:font-name="標楷體1" style:text-underline-style="none" style:font-name-asian="標楷體1"/>
    </style:style>
    <style:style style:name="T141" style:family="text">
      <style:text-properties style:font-name="標楷體1" officeooo:rsid="2a6ee61b"/>
    </style:style>
    <style:style style:name="T142" style:family="text">
      <style:text-properties officeooo:rsid="3449857d"/>
    </style:style>
    <style:style style:name="T143" style:family="text">
      <style:text-properties style:font-name="Liberation Serif" officeooo:rsid="0a6d63ec" style:font-name-asian="標楷體1"/>
    </style:style>
    <style:style style:name="T144" style:family="text">
      <style:text-properties officeooo:rsid="0a6d63ec"/>
    </style:style>
    <style:style style:name="T145" style:family="text">
      <style:text-properties officeooo:rsid="2f7a955a"/>
    </style:style>
    <style:style style:name="T146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47" style:family="text">
      <style:text-properties style:font-name-asian="標楷體1"/>
    </style:style>
    <style:style style:name="T148" style:family="text">
      <style:text-properties style:font-name="標楷體1"/>
    </style:style>
    <style:style style:name="T149" style:family="text">
      <style:text-properties style:font-name="標楷體1" style:font-name-asian="標楷體1"/>
    </style:style>
    <style:style style:name="T150" style:family="text">
      <style:text-properties style:font-name="標楷體1" officeooo:rsid="2b3965a6"/>
    </style:style>
    <style:style style:name="T151" style:family="text">
      <style:text-properties officeooo:rsid="362b5268"/>
    </style:style>
    <style:style style:name="T152" style:family="text">
      <style:text-properties officeooo:rsid="2b3965a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570315764" text:style-name="L1">
        <text:list-item>
          <text:p text:style-name="P3"><text:span text:style-name="T36">_ (第1本</text:span><text:span text:style-name="T15">)</text:span></text:p>
          <text:list>
            <text:list-item>
              <text:p text:style-name="P40"><text:span text:style-name="T8">神</text:span><text:span text:style-name="T15">，靈魂</text:span><text:span text:style-name="T54">層個體、第</text:span><text:span text:style-name="T33">1</text:span><text:span text:style-name="T54">層級型態個體</text:span><text:span text:style-name="T16">、靈魂世界、物質世界</text:span><text:span text:style-name="T15">。</text:span></text:p>
            </text:list-item>
            <text:list-item>
              <text:p text:style-name="P63"><text:span text:style-name="T8">有機率（正在、試圖）監視、控制 的 勢力、存在、個體</text:span><text:span text:style-name="T15">，YouTube、</text:span><text:span text:style-name="T54">派對、戰爭、</text:span><text:span text:style-name="T75">心電感應、催眠、靈魂控制、意識控制、竊聽腦中感知、寫入腦中感知</text:span><text:span text:style-name="T54">、秩序大亂、文明崩塌</text:span>。</text:p>
            </text:list-item>
            <text:list-item>
              <text:p text:style-name="P41"><text:span text:style-name="T99">肉質層個體、意識層個體、精神層個體</text:span>，。</text:p>
            </text:list-item>
            <text:list-item>
              <text:p text:style-name="P42"><text:span text:style-name="T1">大規模監控</text:span>，<text:span text:style-name="T54">精準監控、</text:span>電器型大規模監控、史諾登、稜鏡計畫、上游計畫、<text:span text:style-name="T19">側寫、</text:span><text:span text:style-name="T26">profile</text:span>、超能力型大規模監控、超感知、超行為、<text:span text:style-name="T54">劍橋計畫、</text:span><text:span text:style-name="T64">位</text:span><text:span text:style-name="T54">器型大規模監控、位訊號、電訊號、</text:span><text:span text:style-name="T64">聲音、重力波</text:span><text:span text:style-name="T54">、</text:span><text:span text:style-name="T64">光波</text:span><text:span text:style-name="T54">、</text:span><text:span text:style-name="T19">第</text:span><text:span text:style-name="T29">a層級型態</text:span><text:span text:style-name="T54">大規模監控、帶有探照燈的攝影機、</text:span><text:span text:style-name="T65">心電感應、催眠、靈魂控制、意識控制、寫入腦中感知、竊聽腦中感知、竊聽腦中意識、竊聽腦中思想</text:span><text:span text:style-name="T54">、身體、意識、被害妄想症、精神病患者</text:span>。</text:p>
            </text:list-item>
            <text:list-item>
              <text:p text:style-name="P43"><text:span text:style-name="T12">&lt;_?</text:span><text:span text:style-name="T13">3_&gt;</text:span><text:span text:style-name="T101">個體</text:span>，<text:span text:style-name="T30">大自然、</text:span><text:span text:style-name="T31">獨立思考、群體討論、意識判斷、觀點認定、自由選擇、實際執行</text:span><text:span text:style-name="T30">、聲音、人類、樹木、土壤、地球、月亮、太陽、太陽系、電腦、數學、能量、動物、植物、靜物、行星、衛星、恆星、恆星系、科技、學門、</text:span><text:span text:style-name="T19">質疑</text:span>。</text:p>
            </text:list-item>
            <text:list-item>
              <text:p text:style-name="P61"><text:span text:style-name="T99">學門</text:span>，。</text:p>
            </text:list-item>
            <text:list-item>
              <text:p text:style-name="P87"><text:span text:style-name="T109">投影世界觀</text:span>，手電筒、球、存在、影子、存在、變化、本質、現象。</text:p>
            </text:list-item>
          </text:list>
        </text:list-item>
        <text:list-item>
          <text:p text:style-name="P5">大自然<text:span text:style-name="T130"> (第1本)</text:span></text:p>
          <text:list>
            <text:list-item>
              <text:p text:style-name="P6">蜜蜂<text:span text:style-name="T7">，。</text:span></text:p>
            </text:list-item>
          </text:list>
        </text:list-item>
        <text:list-item>
          <text:p text:style-name="P6">反軍事<text:span text:style-name="T131"> (第1本)</text:span></text:p>
          <text:list>
            <text:list-item>
              <text:p text:style-name="P44"><text:span text:style-name="T1">間諜</text:span>，<text:span text:style-name="T145">子彈、彈道、（靶上的）彈痕、領導層型間諜、國民群型間諜、國家型間諜、商業型間諜、政治型間諜、軍事型間諜、電器、</text:span><text:span text:style-name="T54">第</text:span><text:span text:style-name="T20">a</text:span><text:span text:style-name="T54">層級型態個體、</text:span><text:span text:style-name="T57">肉質層型間諜、靈魂層型間諜、精神層型間諜</text:span><text:span text:style-name="T55">、電</text:span><text:span text:style-name="T57">器</text:span><text:span text:style-name="T55">、</text:span><text:span text:style-name="T112">位</text:span><text:span text:style-name="T57">器</text:span><text:span text:style-name="T55">、電磁波、</text:span><text:span text:style-name="T112">位</text:span><text:span text:style-name="T113">動</text:span><text:span text:style-name="T55">波、</text:span><text:span text:style-name="T22">紅外線</text:span><text:span text:style-name="T55">、可見光、</text:span><text:span text:style-name="T22">紫外線</text:span><text:span text:style-name="T55">、次聲波、聲波、</text:span><text:span text:style-name="T59">超</text:span><text:span text:style-name="T55">音波、聲音、重力波、手機、攝影機</text:span><text:span text:style-name="T57">、麥克風、陀螺儀、</text:span><text:span text:style-name="T25">USB</text:span><text:span text:style-name="T57">孔、觸控螢幕、手機畫面</text:span>。</text:p>
            </text:list-item>
          </text:list>
        </text:list-item>
        <text:list-item>
          <text:p text:style-name="P7">世界學<text:span text:style-name="T131"> (第1本)</text:span></text:p>
          <text:list>
            <text:list-item>
              <text:p text:style-name="P45"><text:span text:style-name="T1">世界學</text:span>，<text:span text:style-name="T18">機械手錶、發條、現象、本質、</text:span><text:span text:style-name="T21">單一本質、瞬間本質、當下本質、整體本質、可能性本質、創造數學工具、河川、上游、下游</text:span>。</text:p>
            </text:list-item>
            <text:list-item>
              <text:p text:style-name="P74"><text:span text:style-name="T1">紅移、紫移</text:span>，超音速、音爆、後移現象、尺度、宗態譜、<text:span text:style-name="T55">時間 越紅移、時間 越慢</text:span>。</text:p>
            </text:list-item>
            <text:list-item>
              <text:p text:style-name="P46"><text:span text:style-name="T1">維度</text:span>，線。</text:p>
            </text:list-item>
            <text:list-item>
              <text:p text:style-name="P47"><text:span text:style-name="T9">函數</text:span>，<text:span text:style-name="T53">影子、存在、現象、本質、</text:span><text:span text:style-name="T57">亞里斯多德</text:span>。</text:p>
            </text:list-item>
            <text:list-item>
              <text:p text:style-name="P48"><text:span text:style-name="T98">速度</text:span>，位移、時間。</text:p>
            </text:list-item>
            <text:list-item>
              <text:p text:style-name="P64"><text:span text:style-name="T103">距離</text:span>，尺度、<text:span text:style-name="T70">土壤密度、水密度、空氣密度、空間節點密度、時間密度、縮小版、</text:span><text:span text:style-name="T73">思考速度、文明發展速度</text:span>。</text:p>
            </text:list-item>
            <text:list-item>
              <text:p text:style-name="P72"><text:span text:style-name="T133">&lt;?</text:span><text:span text:style-name="T134">a&gt;</text:span><text:span text:style-name="T6">個體</text:span>，<text:span text:style-name="T70">個體流層級、第</text:span><text:span text:style-name="T115">a</text:span><text:span text:style-name="T124">層</text:span><text:span text:style-name="T85">級個體流、位移、速度、加速度、水流、資料流</text:span>。</text:p>
            </text:list-item>
            <text:list-item>
              <text:p text:style-name="P60"><text:span text:style-name="T1">當下</text:span>，<text:span text:style-name="T73">尺度、</text:span><text:span text:style-name="T32">存在、</text:span><text:span text:style-name="T73">變化</text:span><text:span text:style-name="T52">、喝水、紅移、紫移</text:span>。</text:p>
            </text:list-item>
            <text:list-item>
              <text:p text:style-name="P62"><text:span text:style-name="T104">型態層級</text:span>，<text:span text:style-name="T73">第</text:span><text:span text:style-name="T114">a</text:span><text:span text:style-name="T74">層級型態個體、肉體、靈魂、力、超能力個體、物質文明、靈魂文明</text:span>。</text:p>
            </text:list-item>
          </text:list>
        </text:list-item>
        <text:list-item>
          <text:p text:style-name="P67"><text:span text:style-name="T1">世界學</text:span><text:span text:style-name="T133"> (第</text:span><text:span text:style-name="T135">2</text:span><text:span text:style-name="T133">本)</text:span></text:p>
          <text:list>
            <text:list-item>
              <text:p text:style-name="P68"><text:span text:style-name="T105">量變、質變</text:span>，蘇格拉底、視覺、<text:span text:style-name="T76">色調值、濃度值、亮度值、</text:span><text:span text:style-name="T78">宗態層級型量變、宗態層級型質變、</text:span><text:span text:style-name="T77">權力、金錢、名聲、權力、權利、權限、</text:span><text:span text:style-name="T78">利益、資產、資源、名號、</text:span><text:span text:style-name="T77">職位、身分、</text:span><text:span text:style-name="T78">馬太效應、內捲、</text:span><text:span text:style-name="T79">量質二相性、</text:span><text:span text:style-name="T78">波粒二象性、</text:span><text:span text:style-name="T77">印地安人、美國獨立宣言、文化大革命、武漢革命、馬丁路德</text:span>。</text:p>
            </text:list-item>
            <text:list-item>
              <text:p text:style-name="P71"><text:span text:style-name="T1">哲學</text:span>，思想、決策、行動、選擇障礙、深藍、電腦、亞里斯多德、<text:span text:style-name="T77">尼古拉</text:span><text:span text:style-name="T34">·</text:span><text:span text:style-name="T77">特斯拉、哲學 描述 字詞、推廣化、深入化、實體化、抽象化、</text:span><text:span text:style-name="T80">跨領域移植、新知生活化、</text:span><text:span text:style-name="T77">函數曲線</text:span><text:span text:style-name="T80">化、函數方程式化、定義化、日常生活化、函數名稱化、數學化、</text:span><text:span text:style-name="T77">哲學</text:span><text:span text:style-name="T80">數學化、</text:span><text:span text:style-name="T81">數學</text:span><text:span text:style-name="T77">哲學</text:span><text:span text:style-name="T80">化、</text:span><text:span text:style-name="T77">哲學型</text:span><text:span text:style-name="T82">數學</text:span><text:span text:style-name="T80">、</text:span><text:span text:style-name="T35">傅立葉轉換、</text:span><text:span text:style-name="T77">手電筒、物質、存在、能量、影子、</text:span><text:span text:style-name="T80">新知、新的知識、象形文字、字母文字、</text:span><text:span text:style-name="T84">法律、毒樹果原則、哲學家、時空背景、感測到的、傳承到的、假想到的、程式</text:span><text:span text:style-name="T125">語言、VB、組合語言、機械碼、C</text:span><text:span text:style-name="T84">語言</text:span>。</text:p>
            </text:list-item>
            <text:list-item>
              <text:p text:style-name="P69"><text:span text:style-name="T106">最短距離</text:span>，。</text:p>
            </text:list-item>
            <text:list-item>
              <text:p text:style-name="P70"><text:span text:style-name="T1">平衡</text:span>，靜力平衡、宏觀尺度型認定、古典尺度型認定、微觀尺度型認定、<text:span text:style-name="T83">個體論、個體宇宙觀、紅血球、血液循環系統、人體、</text:span><text:span text:style-name="T77">一個靜止不動的點、無法觀測到的存在、生命、文明、細胞群</text:span>。</text:p>
            </text:list-item>
            <text:list-item>
              <text:p text:style-name="P79"><text:span text:style-name="T1">波、粒子</text:span>，時間流逝、空間移動、宏觀尺度、古典尺度、微觀尺度、<text:span text:style-name="T77">變化 基於、根基是 存在</text:span>、氫原子、水波、光、電子、鬆散、緊密、撞球、黏性、黏著力、強力、弱力<text:span text:style-name="T131">、LED燈、</text:span>淺紅光、中紅光、深紅光、黑體、黑洞、無中生有、螢幕、影片、畫面、像素方塊、顏色、幾何、紅色沙子、藍色沙子、紫色沙子、骰子、點數、顏色、引力場。</text:p>
            </text:list-item>
          </text:list>
        </text:list-item>
        <text:list-item>
          <text:p text:style-name="P89"><text:span text:style-name="T1">世界學</text:span><text:span text:style-name="T133"> (第</text:span><text:span text:style-name="T136">3</text:span><text:span text:style-name="T133">本)</text:span></text:p>
          <text:list>
            <text:list-item>
              <text:p text:style-name="P95"><text:span text:style-name="T111">宏觀世界、古典世界、</text:span><text:bookmark-start text:name="微觀世界、古典世界、宏觀世界"/><text:span text:style-name="T111">微觀世界</text:span><text:bookmark-end text:name="微觀世界、古典世界、宏觀世界"/>，<text:span text:style-name="T77">宏觀尺度的世界、古典尺度的世界、微觀尺度的世界、宗疊、無人</text:span><text:span text:style-name="T87">潛水艇、</text:span><text:span text:style-name="T86">亮光型</text:span><text:span text:style-name="T116">UFO、樂高城堡、土星環、</text:span><text:span text:style-name="T77">神、造物主、創世神、建造者、設計者、製造者、</text:span><text:span text:style-name="T52">尺度 越小</text:span><text:span text:style-name="T77">，時間、</text:span><text:span text:style-name="T53">變化 越快、</text:span><text:span text:style-name="T92">多個宇宙組成的大宇宙、</text:span><text:span text:style-name="T77">核分裂、核融合、月球、銀河、撞球、汽車、天文學、星系公轉、星雲塵埃、世界工廠、全球化生產</text:span><text:span text:style-name="T52">、汽車流水線、連續生產、連綿不斷的生產、古典力學、麵包工坊、麵包烤箱、一批一批、量子力學、一份一份、籃球、拋物線、擠壓氣球、光電效應、電子、金屬板、</text:span><text:span text:style-name="T94">終止頻率、小麥、麥穗、香味、化學物質、濃度、種類、強度、</text:span><text:span text:style-name="T96">純正、天然、人造、化工、</text:span><text:span text:style-name="T52">化學</text:span><text:span text:style-name="T96">元素、頻道、光譜線、夜明珠、夜光</text:span>。</text:p>
            </text:list-item>
            <text:list-item>
              <text:p text:style-name="P80"><text:span text:style-name="T106">時間、空間</text:span>，波、粒子、遙視、下游、其他<text:span text:style-name="T130">&lt;?</text:span><text:span text:style-name="T150">3&gt;</text:span><text:span text:style-name="T152">個體、密度、折射、紫移</text:span>。</text:p>
            </text:list-item>
            <text:list-item>
              <text:p text:style-name="P85"><text:span text:style-name="T1">宗速</text:span>，古典尺度、微觀尺度、行星、公轉、橢圓、電子、機率雲、繞著、<text:span text:style-name="T90">穩定、週期性</text:span><text:span text:style-name="T127">、</text:span><text:span text:style-name="T128">n體系</text:span><text:span text:style-name="T91">統</text:span>。</text:p>
            </text:list-item>
            <text:list-item>
              <text:p text:style-name="P84"><text:span text:style-name="T1">宗疊</text:span>，<text:span text:style-name="T131">RGB、</text:span>紅色值、綠色值、藍色值、<text:span text:style-name="T117">ESL、</text:span><text:span text:style-name="T88">色調值、濃度值、亮度值、電腦、程式碼、</text:span><text:span text:style-name="T89">宗疊層級、</text:span><text:span text:style-name="T118">第</text:span><text:span text:style-name="T119">1層級宗疊</text:span>。</text:p>
            </text:list-item>
            <text:list-item>
              <text:p text:style-name="P90"><text:span text:style-name="T110">平方</text:span>，粒子群、汽車流水線、連續生產、連綿不斷的生產、古典力學、麵包工坊、麵包烤箱、一批一批、量子力學、一份一份。</text:p>
            </text:list-item>
            <text:list-item>
              <text:p text:style-name="P92"><text:span text:style-name="T1">無窮大、無窮小</text:span>，液態水、冰塊<text:span text:style-name="T93">、汽車流水線、潛能、實現、完整的汽車、完成的汽車、材料、半成品、手機行、使用者</text:span>。</text:p>
            </text:list-item>
          </text:list>
        </text:list-item>
        <text:list-item>
          <text:p text:style-name="P8"><text:span text:style-name="T131">宇宙胞 (第1本</text:span><text:span text:style-name="T130">)</text:span></text:p>
          <text:list>
            <text:list-item>
              <text:p text:style-name="P75"><text:span text:style-name="T98">熱寂、冷寂</text:span>，。</text:p>
            </text:list-item>
          </text:list>
        </text:list-item>
        <text:list-item>
          <text:p text:style-name="P7">物質世界學<text:span text:style-name="T131"> (第1本)</text:span></text:p>
          <text:list>
            <text:list-item>
              <text:p text:style-name="P59"><text:span text:style-name="T1">力</text:span>，<text:span text:style-name="T55">第</text:span><text:span text:style-name="T20">a</text:span><text:span text:style-name="T56">層級宗態譜、</text:span><text:span text:style-name="T24">P * t = m * S</text:span>。</text:p>
            </text:list-item>
            <text:list-item>
              <text:p text:style-name="P49"><text:span text:style-name="T100">重力</text:span>，<text:span text:style-name="T55">重力子、第</text:span><text:span text:style-name="T24">3</text:span><text:span text:style-name="T56">層級宗態譜</text:span>。</text:p>
            </text:list-item>
            <text:list-item>
              <text:p text:style-name="P50"><text:span text:style-name="T100">冷次定律</text:span>，摩擦光、摩擦力。</text:p>
            </text:list-item>
            <text:list-item>
              <text:p text:style-name="P66"><text:span text:style-name="T100">光譜線</text:span>，。</text:p>
            </text:list-item>
            <text:list-item>
              <text:p text:style-name="P93"><text:span text:style-name="T100">宗態譜</text:span>，紫移、<text:span text:style-name="T55">宗速運動頻率、波態譜、粒子態譜、尺度、</text:span><text:span text:style-name="T95">加速度運動、</text:span><text:span text:style-name="T55">紅移、液態、氣態、電漿態、光速、牛頓、焦耳、密度、鬆散</text:span>。</text:p>
            </text:list-item>
            <text:list-item>
              <text:p text:style-name="P73"><text:span text:style-name="T100">黑洞</text:span>，宗態譜、紫移。</text:p>
            </text:list-item>
            <text:list-item>
              <text:p text:style-name="P78"><text:span text:style-name="T1">暗能量、暗物質</text:span>，<text:span text:style-name="T56">宗態譜、粒子態譜、</text:span><text:span text:style-name="T55">定律、形體、物理定律、化學反應</text:span>。</text:p>
            </text:list-item>
            <text:list-item>
              <text:p text:style-name="P81"><text:bookmark-start text:name="弱力、強力"/><text:span text:style-name="T100">強力</text:span><text:bookmark-end text:name="弱力、強力"/><text:span text:style-name="T100">、弱力、引力、電磁力</text:span>，黏性、黏著力、彈射力、<text:span text:style-name="T55">膠子、</text:span><text:span text:style-name="T126">波色</text:span><text:span text:style-name="T55">子、光子、引力子</text:span>。</text:p>
            </text:list-item>
            <text:list-item>
              <text:p text:style-name="P94"><text:span text:style-name="T100">質量</text:span>，上下震動速度、圓周運動速度、、宗速、切線速度、投影速度、弦波運動、螺旋線運動、紫移、<text:span text:style-name="T55">角度、偏轉、布、皺褶、密度增加、核融合、核分裂、</text:span><text:span text:style-name="T93">粒子</text:span><text:span text:style-name="T129">、1/2</text:span><text:span text:style-name="T93">自旋的粒子、反粒子、光子、</text:span><text:span text:style-name="T55">外力、內力、形變、應力、應變</text:span>。</text:p>
            </text:list-item>
            <text:list-item>
              <text:p text:style-name="P83"><text:span text:style-name="T100">橫波、縱波、總波</text:span>，繩波、彈簧波。</text:p>
            </text:list-item>
          </text:list>
        </text:list-item>
        <text:list-item>
          <text:p text:style-name="P97">社會 (第1本)</text:p>
          <text:list>
            <text:list-item>
              <text:p text:style-name="P9"><text:span text:style-name="T53">內捲</text:span><text:span text:style-name="T39">，</text:span><text:span text:style-name="T7">。</text:span></text:p>
            </text:list-item>
            <text:list-item>
              <text:p text:style-name="P9"><text:span text:style-name="T58">貧窮</text:span><text:span text:style-name="T7">，。</text:span></text:p>
            </text:list-item>
            <text:list-item>
              <text:p text:style-name="P10"><text:span text:style-name="T60">教育</text:span><text:span text:style-name="T7">，</text:span><text:span text:style-name="T40">神職教育、神學、數學、拉丁文</text:span><text:span text:style-name="T7">、</text:span><text:span text:style-name="T40">地動說、豌豆雜交實驗</text:span><text:span text:style-name="T7">。</text:span></text:p>
            </text:list-item>
            <text:list-item>
              <text:p text:style-name="P11">錢<text:span text:style-name="T7">，</text:span><text:span text:style-name="T41">大規模監控、</text:span><text:span text:style-name="T42">精準監控、</text:span><text:span text:style-name="T41">蜜蜂、蜂蜜、蜂農、養蜂人、</text:span><text:span text:style-name="T45">維護大自然</text:span><text:span text:style-name="T41">、</text:span><text:span text:style-name="T43">單一、一小群、一大群、金融系統、金融工具</text:span><text:span text:style-name="T38">、</text:span><text:span text:style-name="T45">賺更多錢、更快賺到錢</text:span><text:span text:style-name="T38">、</text:span><text:span text:style-name="T45">問題、有害的存在、有害的個體、功能、有益的存在、有益的個體、解決問題、優化功能、賺錢、</text:span><text:span text:style-name="T41">存錢、花錢、收取、儲蓄、消費、好德、壞德、有德、缺德、無德、反德、洗錢、詐欺、販賣人口、</text:span><text:span text:style-name="T45">食物、醫療、房租、電費、學費、衛生紙、</text:span><text:span text:style-name="T41">薪資</text:span><text:span text:style-name="T7">。</text:span></text:p>
            </text:list-item>
            <text:list-item>
              <text:p text:style-name="P12">人文主義<text:span text:style-name="T7">，</text:span><text:span text:style-name="T45">數量型人文主義、社會型人文主義</text:span><text:span text:style-name="T7">。</text:span></text:p>
            </text:list-item>
            <text:list-item>
              <text:p text:style-name="P35">資本主義<text:span text:style-name="T7">，洛克、</text:span><text:span text:style-name="T45">代理孕母交易、器官買賣、販賣人口、交換價值、體驗價值、外在誘因、內在動機</text:span><text:span text:style-name="T7">。</text:span></text:p>
            </text:list-item>
            <text:list-item>
              <text:p text:style-name="P13">新聞報導<text:span text:style-name="T7">，。</text:span></text:p>
            </text:list-item>
            <text:list-item>
              <text:p text:style-name="P13">愚蠢<text:span text:style-name="T7">，。</text:span></text:p>
            </text:list-item>
            <text:list-item>
              <text:p text:style-name="P14"><text:span text:style-name="T63">孝順</text:span><text:span text:style-name="T7">，。</text:span></text:p>
            </text:list-item>
            <text:list-item>
              <text:p text:style-name="P15"><text:span text:style-name="T63">權威</text:span><text:span text:style-name="T7">，</text:span><text:span text:style-name="T47">米爾格倫電擊實驗</text:span><text:span text:style-name="T7">。</text:span></text:p>
            </text:list-item>
            <text:list-item>
              <text:p text:style-name="P39">父權<text:span text:style-name="T7">，。</text:span></text:p>
            </text:list-item>
            <text:list-item>
              <text:p text:style-name="P16"><text:span text:style-name="T63">平權</text:span><text:span text:style-name="T7">，</text:span><text:span text:style-name="T45">齊頭型平權、特徵型平權、物種特徵型平權、性別特徵型平權、肉質層健康特徵型平權、體脂肪、肌肉、四肢、五感</text:span><text:span text:style-name="T7">。</text:span></text:p>
            </text:list-item>
            <text:list-item>
              <text:p text:style-name="P17"><text:span text:style-name="T63">民主主義、民粹主義</text:span><text:span text:style-name="T45">，光譜分布、</text:span><text:span text:style-name="T48">好奇知道、信念戰爭</text:span><text:span text:style-name="T7">。</text:span></text:p>
            </text:list-item>
          </text:list>
        </text:list-item>
        <text:list-item>
          <text:p text:style-name="P18"><text:span text:style-name="T130">社會 (第</text:span><text:span text:style-name="T139">2</text:span><text:span text:style-name="T130">本)</text:span></text:p>
          <text:list>
            <text:list-item>
              <text:p text:style-name="P33"><text:span text:style-name="T97">反出生</text:span><text:span text:style-name="T7">，正出生、共生、共存、</text:span><text:span text:style-name="T50">需求理論、</text:span><text:span text:style-name="T7">需求金字塔、</text:span><text:span text:style-name="T50">時空背景、知識、常識、認知、投影世界觀</text:span><text:span text:style-name="T7">、</text:span><text:span text:style-name="T50">賦予意義、</text:span><text:span text:style-name="T7">本質、現象、目的、有機率假想、史金納箱、鴿子、</text:span><text:span text:style-name="T50">紅</text:span><text:span text:style-name="T7">血球、正常增生、幸福、祝福。</text:span></text:p>
            </text:list-item>
            <text:list-item>
              <text:p text:style-name="P34"><text:span text:style-name="T62">遠離平均的個體</text:span><text:span text:style-name="T7">，超能力者、國民、國王。</text:span></text:p>
            </text:list-item>
            <text:list-item>
              <text:p text:style-name="P37">公民<text:span text:style-name="T7">，</text:span><text:span text:style-name="T50">數量型認定、社會型認定、全體型認定、賦予權力、能夠賦予權力的個體群、奴隸主、雇主、從眾行為、讓權威負責任、</text:span><text:span text:style-name="T47">米爾格倫電擊實驗、奴隸制、家畜制</text:span><text:span text:style-name="T7">。</text:span></text:p>
            </text:list-item>
            <text:list-item>
              <text:p text:style-name="P36">慾望<text:span text:style-name="T7">，</text:span><text:span text:style-name="T50">慾望層級、第</text:span><text:span text:style-name="T120">a</text:span><text:span text:style-name="T50">層級慾望、</text:span><text:span text:style-name="T7">本能型慾望、傳承型慾望、</text:span><text:span text:style-name="T50">嬰兒、幼童、佛洛伊德、河水、泥水、白開水、過濾水、蒸餾水、生存機率、生活品質、無聊、單調、乏味、閒暇、悠閒</text:span><text:span text:style-name="T7">。</text:span></text:p>
            </text:list-item>
          </text:list>
        </text:list-item>
        <text:list-item>
          <text:p text:style-name="P18">哲學<text:span text:style-name="T130"> (第1本)</text:span></text:p>
          <text:list>
            <text:list-item>
              <text:p text:style-name="P19">問題<text:span text:style-name="T7">，數量型問題、社會型問題、</text:span><text:span text:style-name="T44">全體</text:span><text:span text:style-name="T7">型問題、坐標系零點、問題、有害的存在、有害的個體、醫藥用嗎啡、功能、有益的存在、有益的個體、脫水、水中毒、解決問題、提升功能、常德、共德、群德。</text:span></text:p>
            </text:list-item>
            <text:list-item>
              <text:p text:style-name="P20">認定<text:span text:style-name="T7">，真心、心裡、意識、被教育、被催眠、常認定、共認定、群認定、數量型認定、社會型認定、</text:span><text:span text:style-name="T44">全體</text:span><text:span text:style-name="T7">型認定、認知失調、思想失調、決策失調、行動失調、行動、結果、目的。</text:span></text:p>
            </text:list-item>
            <text:list-item>
              <text:p text:style-name="P21">安全<text:span text:style-name="T7">，隱私、控制、電器、</text:span><text:span text:style-name="T41">心靈感應、催眠、靈魂控制、</text:span><text:span text:style-name="T46">偷窺、竊聽、控制</text:span><text:span text:style-name="T7">。</text:span></text:p>
            </text:list-item>
            <text:list-item>
              <text:p text:style-name="P22"><text:span text:style-name="T71">正義</text:span><text:span text:style-name="T7">，維持正義、</text:span><text:span text:style-name="T46">內捲、</text:span><text:span text:style-name="T7">執行正義、削足適履、指鹿為馬、</text:span><text:span text:style-name="T46">數量型正義、社會型正義、全體型正義</text:span><text:span text:style-name="T7">、天</text:span><text:span text:style-name="T46">動說、本輪、</text:span><text:span text:style-name="T7">古雅典人、</text:span><text:span text:style-name="T46">蘇格拉底</text:span><text:span text:style-name="T7">。</text:span></text:p>
            </text:list-item>
            <text:list-item>
              <text:p text:style-name="P23"><text:span text:style-name="T71">詰問、歸納</text:span><text:span text:style-name="T7">，。</text:span></text:p>
            </text:list-item>
            <text:list-item>
              <text:p text:style-name="P24"><text:span text:style-name="T72">哲學數學化</text:span><text:span text:style-name="T7">，。</text:span></text:p>
            </text:list-item>
          </text:list>
        </text:list-item>
        <text:list-item>
          <text:p text:style-name="P31">哲學<text:span text:style-name="T130"> (第</text:span><text:span text:style-name="T141">2</text:span><text:span text:style-name="T130">本)</text:span></text:p>
          <text:list>
            <text:list-item>
              <text:p text:style-name="P32"><text:span text:style-name="T71">善良</text:span><text:span text:style-name="T7">，需要、</text:span><text:span text:style-name="T41">些許、適當、過少、過多</text:span><text:span text:style-name="T7">、脫水、休克、海水。</text:span></text:p>
            </text:list-item>
            <text:list-item>
              <text:p text:style-name="P32">發展<text:span text:style-name="T7">，手電筒、迷宮、夜晚、大海、船。</text:span></text:p>
            </text:list-item>
            <text:list-item>
              <text:p text:style-name="P38">字詞<text:span text:style-name="T7">，</text:span><text:span text:style-name="T51">無限迴圈、無限循環、</text:span><text:span text:style-name="T121">飛機</text:span><text:span text:style-name="T122">的飛行路徑、</text:span><text:span text:style-name="T123">蘋果、水果、</text:span><text:span text:style-name="T41">筆劃、字母、</text:span><text:span text:style-name="T47">現象、本質</text:span><text:span text:style-name="T7">。</text:span></text:p>
            </text:list-item>
          </text:list>
        </text:list-item>
        <text:list-item>
          <text:p text:style-name="P25"><text:span text:style-name="T143">時空</text:span><text:span text:style-name="T132">旅行 (第1本)</text:span></text:p>
          <text:list>
            <text:list-item>
              <text:p text:style-name="P51"><text:span text:style-name="T3">時空旅行的 悖論</text:span><text:span text:style-name="T144">，</text:span>。</text:p>
            </text:list-item>
          </text:list>
        </text:list-item>
        <text:list-item>
          <text:p text:style-name="P26"><text:span text:style-name="T62">德</text:span><text:span text:style-name="T14"> (第1本)</text:span></text:p>
          <text:list>
            <text:list-item>
              <text:p text:style-name="P27"><text:span text:style-name="T62">道、德</text:span><text:span text:style-name="T7">，</text:span><text:span text:style-name="T45">政府、領導層、官方權力、超能力者、階級劃分、階級社會、中世紀、教會、數學、拉丁文</text:span><text:span text:style-name="T37">、</text:span><text:span text:style-name="T49">小書痴的下克上、</text:span><text:span text:style-name="T45">領民身分、藍袍神官身分、梅茵、優良的 德、德 但是不知道自己 德</text:span><text:span text:style-name="T7">。</text:span></text:p>
            </text:list-item>
            <text:list-item>
              <text:p text:style-name="P28">常德、共德、群德<text:span text:style-name="T7">，常識、共識、維護大自然、數量型群德、社會型群德、</text:span><text:span text:style-name="T44">全體</text:span><text:span text:style-name="T7">型群德、不發出聲音的吃東西、服從政府、監督政府、品德、靜態、先天、內在本能、教養、動態、後天、外在傳承、總德 =</text:span><text:span text:style-name="T140">（x%）品德 +（100% - x%）教養</text:span><text:span text:style-name="T7">。</text:span></text:p>
            </text:list-item>
          </text:list>
        </text:list-item>
        <text:list-item>
          <text:p text:style-name="P9">數學<text:span text:style-name="T131"> (第1本)</text:span></text:p>
          <text:list>
            <text:list-item>
              <text:p text:style-name="P82"><text:span text:style-name="T108">數學</text:span>，。</text:p>
            </text:list-item>
            <text:list-item>
              <text:p text:style-name="P51"><text:span text:style-name="T1">微積分</text:span>，。</text:p>
            </text:list-item>
            <text:list-item>
              <text:p text:style-name="P52"><text:span text:style-name="T10">次方坐標系</text:span>，分形、<text:span text:style-name="T27">直角座標系、極座標系、圓柱座標系、</text:span><text:span text:style-name="T66">重心</text:span><text:span text:style-name="T28">座標系、</text:span><text:span text:style-name="T67">放射狀型</text:span><text:span text:style-name="T27">座標系</text:span>。</text:p>
            </text:list-item>
            <text:list-item>
              <text:p text:style-name="P53"><text:span text:style-name="T99">第</text:span><text:span text:style-name="T11">a</text:span><text:span text:style-name="T99">層級</text:span><text:span text:style-name="T102">座標系</text:span>，<text:span text:style-name="T68">座標系</text:span><text:span text:style-name="T69">層級、符號層級</text:span>。</text:p>
            </text:list-item>
            <text:list-item>
              <text:p text:style-name="P76"><text:span text:style-name="T107">圓形</text:span>，。</text:p>
            </text:list-item>
          </text:list>
        </text:list-item>
        <text:list-item>
          <text:p text:style-name="P29">歷史<text:span text:style-name="T131"> (第1本)</text:span></text:p>
          <text:list>
            <text:list-item>
              <text:p text:style-name="P54"><text:span text:style-name="T1">人類文明的 實驗</text:span>，。</text:p>
            </text:list-item>
            <text:list-item>
              <text:p text:style-name="P65"><text:span text:style-name="T1">歷史</text:span>，。</text:p>
            </text:list-item>
            <text:list-item>
              <text:p text:style-name="P54"><text:span text:style-name="T1">文藝復興</text:span>，。</text:p>
            </text:list-item>
            <text:list-item>
              <text:p text:style-name="P55"><text:span text:style-name="T4">啟蒙運動</text:span>，<text:span text:style-name="T142">立法、法律、教育、權限（</text:span><text:span text:style-name="T23">Power limit</text:span><text:span text:style-name="T60">）、人權、生命權、自由權、隱私權、空閒時間、空閒時空、無兵伐勢、神權制、獨裁制、君主制、共和制、金權制、錢、金融系統、人質症候群、</text:span><text:span text:style-name="T61">柏拉圖、洞穴理論</text:span><text:span text:style-name="T60">、群體制、人體</text:span>。</text:p>
            </text:list-item>
            <text:list-item>
              <text:p text:style-name="P56"><text:span text:style-name="T2">科舉</text:span><text:span text:style-name="T142">，</text:span>。</text:p>
            </text:list-item>
          </text:list>
        </text:list-item>
        <text:list-item>
          <text:p text:style-name="P4"><text:span text:style-name="T131">歷史人物 （第1本</text:span><text:span text:style-name="T147">）</text:span></text:p>
          <text:list>
            <text:list-item>
              <text:p text:style-name="P56"><text:span text:style-name="T133">商鞅</text:span><text:span text:style-name="T130">，法家、</text:span><text:span text:style-name="T137">商君書</text:span><text:span text:style-name="T130">。</text:span></text:p>
            </text:list-item>
            <text:list-item>
              <text:p text:style-name="P56"><text:span text:style-name="T133">蘇格拉底</text:span><text:span text:style-name="T130">，愛因斯坦、</text:span><text:span text:style-name="T142">思想實驗</text:span><text:span text:style-name="T130">。</text:span></text:p>
            </text:list-item>
            <text:list-item>
              <text:p text:style-name="P57"><text:span text:style-name="T2">柏拉圖</text:span><text:span text:style-name="T130">，。</text:span></text:p>
            </text:list-item>
            <text:list-item>
              <text:p text:style-name="P91"><text:span text:style-name="T5">亞里斯多德</text:span><text:span text:style-name="T130">，快樂、</text:span><text:span text:style-name="T145">賦予意義、認定有意義、認定有價值、無知、有知、未知、已知、現象 → 本質</text:span>、<text:span text:style-name="T151">函數名稱 → 函數曲線、函數方程式、字詞 → 定義、視覺、眼睛、視網膜、視神經、大腦</text:span><text:span text:style-name="T93">、潛能、實現</text:span><text:span text:style-name="T130">。</text:span></text:p>
            </text:list-item>
            <text:list-item>
              <text:p text:style-name="P57"><text:span text:style-name="T133">尼采</text:span><text:span text:style-name="T130">，。</text:span></text:p>
            </text:list-item>
            <text:list-item>
              <text:p text:style-name="P77"><text:span text:style-name="T5">斯賓諾沙</text:span><text:span text:style-name="T130">，。</text:span></text:p>
            </text:list-item>
            <text:list-item>
              <text:p text:style-name="P86"><text:span text:style-name="T5">維特根斯坦</text:span><text:span text:style-name="T130">，</text:span><text:span text:style-name="T145">語言遊戲、家族相似性</text:span><text:span text:style-name="T130">。</text:span></text:p>
            </text:list-item>
          </text:list>
        </text:list-item>
        <text:list-item>
          <text:p text:style-name="P30"><text:span text:style-name="T130">靈魂世界學 （第</text:span><text:span text:style-name="T138">1本</text:span><text:span text:style-name="T130">）</text:span></text:p>
          <text:list>
            <text:list-item>
              <text:p text:style-name="P88"><text:span text:style-name="T133">靈魂世界學</text:span><text:span text:style-name="T130">，</text:span><text:span text:style-name="T17">記錄、好奇、探索、思考、質疑、驗證、傳承</text:span><text:span text:style-name="T19">、</text:span><text:span text:style-name="T16">物質世界</text:span><text:span text:style-name="T19">學</text:span><text:span text:style-name="T130">。</text:span></text:p>
            </text:list-item>
            <text:list-item>
              <text:p text:style-name="P58"><text:span text:style-name="T98">受到 靈魂層個體、超能力個體 影響 有機率出現的 現象</text:span><text:span text:style-name="T130">，</text:span><text:span text:style-name="T17">Y</text:span><text:span text:style-name="T18">ouTube、手機、機械手錶</text:span><text:span text:style-name="T146">、函數</text:span><text:span text:style-name="T18">、發條</text:span><text:span text:style-name="T130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" svg:font-family="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3T11:41:36.109000000</dc:date>
    <meta:editing-duration>P219DT15H58M16S</meta:editing-duration>
    <meta:editing-cycles>10371</meta:editing-cycles>
    <meta:document-statistic meta:table-count="0" meta:image-count="0" meta:object-count="0" meta:page-count="1" meta:paragraph-count="107" meta:word-count="4166" meta:character-count="4400" meta:non-whitespace-character-count="4341"/>
  </office:meta>
</office:document-meta>
</file>